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2" svg:font-family="LMMono12"/>
    <style:font-face style:name="LMMono8" svg:font-family="LMMono8"/>
    <style:font-face style:name="LMMonoLt10" svg:font-family="LMMonoLt10"/>
    <style:font-face style:name="LMRoman12" svg:font-family="LMRoman12"/>
    <style:font-face style:name="LMRomanDemi10" svg:font-family="LMRomanDemi10"/>
    <style:font-face style:name="LMSans10" svg:font-family="LMSans10"/>
    <style:font-face style:name="LMSans12" svg:font-family="LMSans12"/>
    <style:font-face style:name="LMSans17" svg:font-family="LMSans17"/>
    <style:font-face style:name="MnSymbol" svg:font-family="M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d2c2e"/>
    </style:style>
    <style:style style:name="gr2" style:family="graphic" style:parent-style-name="standard">
      <style:graphic-properties draw:stroke="none" draw:fill="solid" draw:fill-color="#0089c8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solid" draw:fill-color="#d5e5f5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1cm" fo:min-width="0.56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43cm" fo:min-width="0.843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35cm" svg:stroke-color="#4b89cd" draw:stroke-linejoin="miter" svg:stroke-linecap="butt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8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5cadee"/>
    </style:style>
    <style:style style:name="gr11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P1" style:family="paragraph">
      <loext:graphic-properties draw:fill="solid" draw:fill-color="#2d2c2e"/>
    </style:style>
    <style:style style:name="P2" style:family="paragraph">
      <loext:graphic-properties draw:fill="solid" draw:fill-color="#0089c8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d5e5f5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23.8999996185303pt" style:font-size-asian="23.8999996185303pt" style:font-size-complex="23.8999996185303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8pt" style:font-size-asian="8pt" style:font-size-complex="8pt"/>
    </style:style>
    <style:style style:name="P11" style:family="paragraph">
      <loext:graphic-properties draw:fill="solid" draw:fill-color="#5cadee"/>
    </style:style>
    <style:style style:name="T1" style:family="text">
      <style:text-properties fo:color="#669cd5" style:font-name="LMSans10" fo:font-size="16pt" fo:font-weight="bold" style:font-size-asian="16pt" style:font-name-complex="LMSans10" style:font-size-complex="16pt" style:font-weight-complex="bold"/>
    </style:style>
    <style:style style:name="T2" style:family="text">
      <style:text-properties fo:color="#4b89cd" style:font-name="LMRoman12" fo:font-size="12pt" style:font-size-asian="12pt" style:font-name-complex="LMRoman12" style:font-size-complex="12pt"/>
    </style:style>
    <style:style style:name="T3" style:family="text">
      <style:text-properties fo:color="#4b89cd" style:font-name="LMSans17" fo:font-size="23.8999996185303pt" style:font-size-asian="23.8999996185303pt" style:font-name-complex="LMSans17" style:font-size-complex="23.8999996185303pt"/>
    </style:style>
    <style:style style:name="T4" style:family="text">
      <style:text-properties fo:color="#4b89cd" style:font-name="LMRomanDemi10" fo:font-size="16pt" fo:font-weight="bold" style:font-size-asian="16pt" style:font-name-complex="LMRomanDemi10" style:font-size-complex="16pt" style:font-weight-complex="bold"/>
    </style:style>
    <style:style style:name="T5" style:family="text">
      <style:text-properties fo:color="#000000" style:font-name="LMRoman12" fo:font-size="12pt" style:font-size-asian="12pt" style:font-name-complex="LMRoman12" style:font-size-complex="12pt"/>
    </style:style>
    <style:style style:name="T6" style:family="text">
      <style:text-properties fo:color="#98a3ae" style:font-name="LMMono8" fo:font-size="8pt" style:font-size-asian="8pt" style:font-name-complex="LMMono8" style:font-size-complex="8pt"/>
    </style:style>
    <style:style style:name="T7" style:family="text">
      <style:text-properties fo:color="#3a5fcd" style:font-name="LMMonoLt10" fo:font-size="12pt" fo:font-weight="bold" style:font-size-asian="12pt" style:font-name-complex="LMMonoLt10" style:font-size-complex="12pt" style:font-weight-complex="bold"/>
    </style:style>
    <style:style style:name="T8" style:family="text">
      <style:text-properties fo:color="#000000" style:font-name="LMMono12" fo:font-size="12pt" style:font-size-asian="12pt" style:font-name-complex="LMMono12" style:font-size-complex="12pt"/>
    </style:style>
    <style:style style:name="T9" style:family="text">
      <style:text-properties fo:color="#cd6600" style:font-name="LMMonoLt10" fo:font-size="12pt" fo:font-weight="bold" style:font-size-asian="12pt" style:font-name-complex="LMMonoLt10" style:font-size-complex="12pt" style:font-weight-complex="bold"/>
    </style:style>
    <style:style style:name="T10" style:family="text">
      <style:text-properties fo:color="#000000" style:font-name="LMSans12" fo:font-size="12pt" style:font-size-asian="12pt" style:font-name-complex="LMSans12" style:font-size-complex="12pt"/>
    </style:style>
    <style:style style:name="T11" style:family="text">
      <style:text-properties fo:color="#4b89cd" style:font-name="LMRoman12" fo:font-size="12pt" fo:font-weight="bold" style:font-size-asian="12pt" style:font-name-complex="LMRoman12" style:font-size-complex="12pt" style:font-weight-complex="bold"/>
    </style:style>
    <style:style style:name="T12" style:family="text">
      <style:text-properties fo:color="#000000" style:font-name="MnSymbol" fo:font-size="12pt" style:font-size-asian="12pt" style:font-name-complex="MnSymbol" style:font-size-complex="12pt"/>
    </style:style>
    <style:style style:name="T13" style:family="text">
      <style:text-properties fo:color="#000000" style:font-name="LMMono8" fo:font-size="8pt" style:font-size-asian="8pt" style:font-name-complex="LMMono8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119cm" svg:height="0.196cm" svg:x="9.504cm" svg:y="3.377cm" svg:viewBox="0 0 120 197" draw:points="120,197 0,197 0,0 120,0 120,13 15,13 15,92 103,92 103,105 15,105 15,184 120,184">
          <text:p/>
        </draw:polygon>
        <draw:path draw:style-name="gr1" draw:text-style-name="P1" draw:layer="layout" svg:width="0.134cm" svg:height="0.198cm" svg:x="9.681cm" svg:y="3.376cm" svg:viewBox="0 0 135 199" svg:d="M135 142c-3 12-7 22-13 31-6 8-14 15-23 20-10 4-21 6-32 6-9 0-18-1-26-5-9-3-16-8-23-15-6-5-10-12-12-18-3-6-4-14-5-22s-1-21-1-39c0-19 0-32 1-40s2-16 5-22c2-6 6-13 12-18 7-7 14-12 22-15 9-4 18-5 27-5 12 0 22 2 32 7 10 4 17 11 23 19 6 9 10 19 13 31h-15c-3-14-9-25-18-32-11-8-22-12-35-12-7 0-13 1-20 4-6 2-12 6-17 11-3 3-6 7-8 11-2 3-3 8-5 14-1 6-1 12-2 19 0 8 0 18 0 28 0 15 0 27 1 35s2 15 4 21 6 11 10 15c5 5 11 9 17 11 7 3 13 4 20 4 9 0 17-2 24-5 8-4 14-9 19-15 5-7 8-15 10-24z">
          <text:p/>
        </draw:path>
        <draw:path draw:style-name="gr1" draw:text-style-name="P1" draw:layer="layout" svg:width="0.134cm" svg:height="0.198cm" svg:x="9.879cm" svg:y="3.376cm" svg:viewBox="0 0 135 199" svg:d="M120 100c0-16-1-28-1-36-1-8-2-15-4-21-3-6-6-11-10-15-5-5-11-9-17-11-7-3-13-4-20-4s-14 1-20 4c-7 2-13 6-19 11-3 3-6 7-8 11-2 3-3 8-4 14s-2 12-2 19c0 8-1 18-1 28 0 15 1 27 1 35 1 8 2 15 5 21 2 6 5 11 9 15 6 5 12 9 18 11 7 3 14 4 21 4s13-1 20-4c6-2 12-6 17-11 4-5 8-10 10-15 2-6 3-13 4-21 0-8 1-20 1-35zM135 100c0 18-1 31-1 39-1 8-3 16-5 22-3 6-7 13-13 18-6 7-13 12-22 15-8 4-17 5-26 5-10 0-19-1-27-5-9-3-17-8-23-15-6-5-10-12-13-18-2-6-4-14-4-22-1-8-1-21-1-39 0-19 0-32 1-40 0-8 2-16 4-22 3-6 7-13 13-18 6-7 14-12 23-15 8-4 17-5 27-5 9 0 18 1 26 5 9 3 16 8 22 15 6 5 10 12 13 18 2 6 4 14 5 22 0 8 1 21 1 40z">
          <text:p/>
        </draw:path>
        <draw:polygon draw:style-name="gr1" draw:text-style-name="P1" draw:layer="layout" svg:width="0.118cm" svg:height="0.196cm" svg:x="10.086cm" svg:y="3.377cm" svg:viewBox="0 0 119 197" draw:points="119,197 0,197 0,0 16,0 16,184 119,184">
          <text:p/>
        </draw:polygon>
        <draw:polygon draw:style-name="gr1" draw:text-style-name="P1" draw:layer="layout" svg:width="0.119cm" svg:height="0.196cm" svg:x="10.263cm" svg:y="3.377cm" svg:viewBox="0 0 120 197" draw:points="120,197 0,197 0,0 120,0 120,13 15,13 15,92 105,92 105,105 15,105 15,184 120,184">
          <text:p/>
        </draw:polygon>
        <draw:path draw:style-name="gr1" draw:text-style-name="P1" draw:layer="layout" svg:width="0.133cm" svg:height="0.196cm" svg:x="10.539cm" svg:y="3.377cm" svg:viewBox="0 0 134 197" svg:d="M119 96v-8c0-14 0-25-2-35-2-9-6-18-12-24-10-11-24-16-42-16h-48v171h48c18 0 32-5 42-16 6-6 10-14 12-25 2-10 2-23 2-38zM134 96v7c0 17-1 32-3 45-3 13-8 23-16 31-3 4-8 7-13 10-5 2-10 4-16 6-6 1-13 2-19 2h-67v-197h67c6 0 13 1 19 2 6 2 11 4 16 6 5 3 9 6 13 10 8 8 14 19 16 30 2 12 3 26 3 42z">
          <text:p/>
        </draw:path>
        <draw:polygon draw:style-name="gr1" draw:text-style-name="P1" draw:layer="layout" svg:width="0.019cm" svg:height="0.039cm" svg:x="10.742cm" svg:y="3.377cm" svg:viewBox="0 0 20 40" draw:points="20,19 0,40 0,0 20,0">
          <text:p/>
        </draw:polygon>
        <draw:polygon draw:style-name="gr1" draw:text-style-name="P1" draw:layer="layout" svg:width="0.014cm" svg:height="0.196cm" svg:x="10.838cm" svg:y="3.377cm" svg:viewBox="0 0 15 197" draw:points="0,0 15,0 15,197 0,197">
          <text:p/>
        </draw:polygon>
        <draw:polygon draw:style-name="gr1" draw:text-style-name="P1" draw:layer="layout" svg:width="0.143cm" svg:height="0.196cm" svg:x="10.933cm" svg:y="3.377cm" svg:viewBox="0 0 144 197" draw:points="144,197 129,197 15,26 15,197 0,197 0,0 15,0 129,171 129,0 144,0">
          <text:p/>
        </draw:polygon>
        <draw:path draw:style-name="gr1" draw:text-style-name="P1" draw:layer="layout" svg:width="0.134cm" svg:height="0.198cm" svg:x="11.149cm" svg:y="3.376cm" svg:viewBox="0 0 135 199" svg:d="M135 130c0 20-5 36-15 47-7 7-15 13-23 16-9 4-19 6-29 6-9 0-18-1-26-5-10-3-17-8-24-15-6-5-10-12-12-18-3-6-4-14-5-22 0-8-1-21-1-39 0-19 1-32 1-40 1-8 2-16 5-22 2-6 6-13 12-18 7-7 14-12 24-15 8-4 17-5 26-5 17 0 32 5 44 15 12 11 20 25 23 42h-15c-2-9-5-17-10-23-5-7-11-12-18-16-7-3-15-5-24-5-7 0-13 1-20 4-6 2-13 6-18 11-3 3-6 7-8 11-2 3-3 8-5 14-1 6-1 12-2 19 0 8 0 18 0 28 0 15 0 27 1 35s2 15 4 21 6 11 10 15c5 5 12 9 18 11 7 3 13 4 20 4 8 0 16-1 23-5 7-3 13-8 18-14 4-5 7-10 9-17 2-6 3-13 3-21v-18h-53v-13h67z">
          <text:p/>
        </draw:path>
        <draw:polygon draw:style-name="gr1" draw:text-style-name="P1" draw:layer="layout" svg:width="0.119cm" svg:height="0.196cm" svg:x="11.356cm" svg:y="3.377cm" svg:viewBox="0 0 120 197" draw:points="120,197 0,197 0,0 120,0 120,13 15,13 15,92 104,92 104,105 15,105 15,184 120,184">
          <text:p/>
        </draw:polygon>
        <draw:polygon draw:style-name="gr1" draw:text-style-name="P1" draw:layer="layout" svg:width="0.143cm" svg:height="0.196cm" svg:x="11.541cm" svg:y="3.377cm" svg:viewBox="0 0 144 197" draw:points="144,197 129,197 15,26 15,197 0,197 0,0 15,0 129,171 129,0 144,0">
          <text:p/>
        </draw:polygon>
        <draw:polygon draw:style-name="gr1" draw:text-style-name="P1" draw:layer="layout" svg:width="0.015cm" svg:height="0.196cm" svg:x="11.764cm" svg:y="3.377cm" svg:viewBox="0 0 16 197" draw:points="0,0 16,0 16,197 0,197">
          <text:p/>
        </draw:polygon>
        <draw:polygon draw:style-name="gr1" draw:text-style-name="P1" draw:layer="layout" svg:width="0.119cm" svg:height="0.196cm" svg:x="11.86cm" svg:y="3.377cm" svg:viewBox="0 0 120 197" draw:points="120,197 0,197 0,0 120,0 120,13 15,13 15,92 103,92 103,105 15,105 15,184 120,184">
          <text:p/>
        </draw:polygon>
        <draw:path draw:style-name="gr1" draw:text-style-name="P1" draw:layer="layout" svg:width="0.134cm" svg:height="0.197cm" svg:x="12.042cm" svg:y="3.377cm" svg:viewBox="0 0 135 198" svg:d="M135 133c0 13-2 24-8 34s-14 18-24 23c-10 6-23 8-36 8s-24-2-34-8c-11-5-18-13-24-23s-9-21-9-34v-133h15v131c0 11 2 21 7 29 4 8 10 14 18 19 8 4 17 6 27 6s21-2 29-6c7-5 14-11 18-19s6-18 6-29v-131h15z">
          <text:p/>
        </draw:path>
        <draw:path draw:style-name="gr1" draw:text-style-name="P1" draw:layer="layout" svg:width="0.132cm" svg:height="0.196cm" svg:x="12.255cm" svg:y="3.377cm" svg:viewBox="0 0 133 197" svg:d="M116 54c0-13-4-24-12-31-7-6-19-10-32-10h-57v81h57c6 0 12-1 19-3 5-2 9-4 13-7s7-8 9-13 3-10 3-17zM133 197h-17l-48-90h-53v90h-15v-197h74c11 0 21 2 30 6 8 4 15 10 20 18s7 19 7 30c0 14-4 26-12 35s-19 15-34 17z">
          <text:p/>
        </draw:path>
        <draw:path draw:style-name="gr1" draw:text-style-name="P1" draw:layer="layout" svg:width="0.131cm" svg:height="0.198cm" svg:x="12.439cm" svg:y="3.376cm" svg:viewBox="0 0 132 199" svg:d="M132 145c0 8-1 16-4 23-3 6-7 12-13 17-6 4-13 8-21 11-8 2-17 3-28 3-10 0-18-1-26-2-8-2-15-5-21-9s-13-8-19-14l11-11c6 6 11 11 17 14 5 3 11 6 17 7 7 2 14 2 21 2 12 0 20-1 28-5 7-3 13-7 17-13 4-7 7-14 7-22 0-12-4-21-11-28-3-2-7-5-11-6-4-2-10-3-17-4l-24-4c-15-2-27-7-35-15-10-8-15-20-15-36 0-8 1-15 4-22s7-12 12-17 12-8 19-11c8-2 16-3 25-3 13 0 23 1 32 5 9 3 17 8 26 16l-10 9c-7-6-14-10-21-13s-16-5-28-5c-14 0-25 4-33 11s-12 17-12 30c0 11 4 19 10 25 4 3 8 6 14 8 5 2 10 4 15 5l22 4c10 1 17 2 22 4s9 5 13 8c6 5 10 10 13 17 3 6 4 14 4 21z">
          <text:p/>
        </draw:path>
        <draw:path draw:style-name="gr1" draw:text-style-name="P1" draw:layer="layout" svg:width="0.122cm" svg:height="0.18cm" svg:x="9.502cm" svg:y="3.671cm" svg:viewBox="0 0 123 181" svg:d="M110 88v-8c0-13-1-23-3-32s-5-16-11-22c-9-9-23-14-39-14h-44v156h44c16 0 30-5 39-14 6-6 9-13 11-23s3-22 3-36zM123 88v6c0 15-1 29-3 41s-7 21-14 29c-4 3-8 6-12 9-5 2-10 4-16 6-6 1-12 2-18 2h-60v-181h60c6 0 12 1 18 2 6 2 11 3 15 6 5 2 9 5 13 9 7 7 12 16 14 27 2 10 3 23 3 38z">
          <text:p/>
        </draw:path>
        <draw:path draw:style-name="gr1" draw:text-style-name="P1" draw:layer="layout" svg:width="0.123cm" svg:height="0.181cm" svg:x="9.689cm" svg:y="3.671cm" svg:viewBox="0 0 124 182" svg:d="M124 123c0 11-2 22-8 31-5 9-12 16-22 21s-20 7-32 7-23-2-32-7c-10-5-17-12-22-21s-8-20-8-31v-123h14v121c0 10 2 19 6 26s9 13 16 17c8 4 16 6 26 6 9 0 17-2 25-6s13-10 18-17c3-7 5-16 5-26v-121h14z">
          <text:p/>
        </draw:path>
        <draw:polygon draw:style-name="gr1" draw:text-style-name="P1" draw:layer="layout" svg:width="0.151cm" svg:height="0.18cm" svg:x="9.967cm" svg:y="3.671cm" svg:viewBox="0 0 152 181" draw:points="152,181 139,181 139,32 84,155 70,155 15,32 15,181 0,181 0,0 15,0 78,139 139,0 152,0">
          <text:p/>
        </draw:polygon>
        <draw:path draw:style-name="gr1" draw:text-style-name="P1" draw:layer="layout" svg:width="0.124cm" svg:height="0.182cm" svg:x="10.185cm" svg:y="3.67cm" svg:viewBox="0 0 125 183" svg:d="M111 92c0-14 0-25-1-33s-2-14-4-19-5-10-9-14c-5-5-10-8-17-11-5-2-12-3-18-3s-12 1-18 3c-6 3-11 6-16 11-3 3-6 6-7 10-2 3-4 8-5 13s-1 11-1 19c-1 7-1 15-1 24 0 14 0 25 1 33 1 7 2 13 4 19 2 5 5 9 9 13 4 5 10 8 16 11 5 2 12 3 18 3s13-1 18-3c7-3 12-6 17-11 4-4 7-8 9-14 2-5 3-11 4-18 1-8 1-19 1-33zM125 92c0 16-1 28-1 36-1 8-2 14-5 20-2 6-6 12-11 17-6 6-13 10-20 14-9 3-17 4-26 4-8 0-17-1-24-4-8-4-15-8-21-14-5-5-9-11-11-17-3-6-4-12-5-20 0-8-1-20-1-36s1-28 1-37c1-7 2-14 5-20 2-6 6-11 11-17 6-6 13-10 21-13 7-4 15-5 24-5s17 1 26 5c7 3 14 7 20 13 5 6 9 11 11 17 3 6 4 13 5 20 0 9 1 21 1 37z">
          <text:p/>
        </draw:path>
        <draw:polygon draw:style-name="gr1" draw:text-style-name="P1" draw:layer="layout" svg:width="0.131cm" svg:height="0.18cm" svg:x="10.376cm" svg:y="3.671cm" svg:viewBox="0 0 132 181" draw:points="132,181 118,181 14,24 14,181 0,181 0,0 14,0 118,156 118,0 132,0">
          <text:p/>
        </draw:polygon>
        <draw:path draw:style-name="gr1" draw:text-style-name="P1" draw:layer="layout" svg:width="0.123cm" svg:height="0.18cm" svg:x="10.581cm" svg:y="3.671cm" svg:viewBox="0 0 124 181" svg:d="M110 88v-8c0-13-1-23-2-32-2-9-6-16-11-22-10-9-23-14-40-14h-43v156h43c17 0 30-5 40-14 5-6 9-13 11-23 1-10 2-22 2-36zM124 88v6c0 15-1 29-3 41-3 12-7 21-15 29-3 3-7 6-13 9-4 2-9 4-15 6-5 1-11 2-17 2h-61v-181h61c6 0 12 1 17 2 6 2 11 3 15 6 6 2 10 5 13 9 8 7 13 16 15 27 2 10 3 23 3 38z">
          <text:p/>
        </draw:path>
        <draw:polygon draw:style-name="gr1" draw:text-style-name="P1" draw:layer="layout" svg:width="0.109cm" svg:height="0.18cm" svg:x="10.771cm" svg:y="3.671cm" svg:viewBox="0 0 110 181" draw:points="110,181 0,181 0,0 110,0 110,12 14,12 14,83 96,83 96,95 14,95 14,168 110,168">
          <text:p/>
        </draw:polygon>
        <draw:polygon draw:style-name="gr1" draw:text-style-name="P1" draw:layer="layout" svg:width="0.131cm" svg:height="0.18cm" svg:x="11.024cm" svg:y="3.671cm" svg:viewBox="0 0 132 181" draw:points="132,181 119,181 14,24 14,181 0,181 0,0 14,0 119,156 119,0 132,0">
          <text:p/>
        </draw:polygon>
        <draw:path draw:style-name="gr1" draw:text-style-name="P1" draw:layer="layout" svg:width="0.123cm" svg:height="0.181cm" svg:x="11.227cm" svg:y="3.671cm" svg:viewBox="0 0 124 182" svg:d="M124 123c0 11-2 22-8 31-5 9-12 16-21 21-10 5-20 7-32 7s-23-2-32-7c-11-5-18-12-23-21s-8-20-8-31v-123h14v121c0 10 2 19 6 26s10 13 18 17c7 4 15 6 25 6 9 0 17-2 25-6 7-4 13-10 17-17s6-16 6-26v-121h13z">
          <text:p/>
        </draw:path>
        <draw:polygon draw:style-name="gr1" draw:text-style-name="P1" draw:layer="layout" svg:width="0.151cm" svg:height="0.18cm" svg:x="11.422cm" svg:y="3.671cm" svg:viewBox="0 0 152 181" draw:points="152,181 138,181 138,32 84,155 70,155 14,32 14,181 0,181 0,0 14,0 77,139 138,0 152,0">
          <text:p/>
        </draw:polygon>
        <draw:polygon draw:style-name="gr1" draw:text-style-name="P1" draw:layer="layout" svg:width="0.109cm" svg:height="0.18cm" svg:x="11.647cm" svg:y="3.671cm" svg:viewBox="0 0 110 181" draw:points="110,181 0,181 0,0 110,0 110,12 14,12 14,83 96,83 96,95 14,95 14,168 110,168">
          <text:p/>
        </draw:polygon>
        <draw:path draw:style-name="gr1" draw:text-style-name="P1" draw:layer="layout" svg:width="0.122cm" svg:height="0.18cm" svg:x="11.817cm" svg:y="3.671cm" svg:viewBox="0 0 123 181" svg:d="M107 49c0-12-3-21-11-27s-17-10-29-10h-53v73h53c6 0 11-1 16-2 5-2 9-4 12-7 4-3 6-7 9-11 2-5 3-10 3-16zM123 181h-16l-44-84h-49v84h-14v-181h69c10 0 18 2 26 6 9 4 15 9 19 17 5 7 7 15 7 26 0 13-4 24-11 32s-18 14-31 16z">
          <text:p/>
        </draw:path>
        <draw:polygon draw:style-name="gr1" draw:text-style-name="P1" draw:layer="layout" svg:width="0.014cm" svg:height="0.18cm" svg:x="12.002cm" svg:y="3.671cm" svg:viewBox="0 0 15 181" draw:points="0,0 15,0 15,181 0,181">
          <text:p/>
        </draw:polygon>
        <draw:path draw:style-name="gr1" draw:text-style-name="P1" draw:layer="layout" svg:width="0.131cm" svg:height="0.19cm" svg:x="12.083cm" svg:y="3.67cm" svg:viewBox="0 0 132 191" svg:d="M110 92c0-14 0-25 0-32-1-8-2-14-4-19s-5-11-10-15c-4-5-9-8-15-11-6-2-12-3-18-3-7 0-13 1-19 3-6 3-12 6-17 11-3 3-5 6-7 11-2 3-3 8-4 13s-2 11-2 18 0 15 0 24c0 14 0 25 1 33 0 7 1 13 3 19 2 5 5 9 9 13 5 5 11 8 17 11 6 2 12 3 18 3 12 0 22-3 31-10l-25-25 9-10 25 25c4-5 6-12 7-20s1-21 1-39zM132 182l-9 9-21-21c-11 9-25 13-39 13-9 0-17-1-25-4-9-4-16-8-21-14-6-5-10-11-12-17s-4-12-4-20c-1-8-1-20-1-36s0-28 1-36c0-7 2-14 4-20 2-7 6-12 12-18 5-6 12-10 21-13 8-4 16-5 25-5 8 0 16 1 24 5 8 3 15 7 20 13 6 6 10 11 12 18 2 6 4 13 4 20 1 8 1 20 1 36 0 15 0 26-1 33 0 8-1 14-3 20s-5 11-9 16z">
          <text:p/>
        </draw:path>
        <draw:path draw:style-name="gr1" draw:text-style-name="P1" draw:layer="layout" svg:width="0.123cm" svg:height="0.181cm" svg:x="12.271cm" svg:y="3.671cm" svg:viewBox="0 0 124 182" svg:d="M124 123c0 11-3 22-8 31s-13 16-22 21c-10 5-21 7-33 7s-22-2-32-7c-9-5-16-12-22-21-5-9-7-20-7-31v-123h13v121c0 10 2 19 6 26s10 13 17 17 16 6 25 6 18-2 25-6c8-4 14-10 18-17s6-16 6-26v-121h14z">
          <text:p/>
        </draw:path>
        <draw:polygon draw:style-name="gr1" draw:text-style-name="P1" draw:layer="layout" svg:width="0.109cm" svg:height="0.18cm" svg:x="12.466cm" svg:y="3.671cm" svg:viewBox="0 0 110 181" draw:points="110,181 0,181 0,0 110,0 110,12 13,12 13,83 96,83 96,95 13,95 13,168 110,168">
          <text:p/>
        </draw:polygon>
        <draw:polygon draw:style-name="gr2" draw:text-style-name="P2" draw:layer="layout" svg:width="0.95cm" svg:height="1.73cm" svg:x="8.411cm" svg:y="2.122cm" svg:viewBox="0 0 951 1731" draw:points="0,0 951,0 951,1731 0,1731">
          <text:p/>
        </draw:polygon>
        <draw:path draw:style-name="gr3" draw:text-style-name="P3" draw:layer="layout" svg:width="0.682cm" svg:height="0.823cm" svg:x="8.543cm" svg:y="2.442cm" svg:viewBox="0 0 683 824" svg:d="M522 346c-2-42-9-78-22-109s-33-56-61-74c-27-19-60-28-98-28-37 0-70 9-98 28-28 18-49 43-62 74-7 17-12 31-14 44-3 12-5 34-7 65zM683 459h-523c0 47 8 88 24 121s39 59 69 77c31 19 68 28 112 28 45 0 81-6 108-19 27-12 56-33 87-63l103 96c-44 44-88 75-133 95s-101 30-168 30c-52 0-100-7-144-22s-83-39-115-72c-33-32-58-75-76-127-18-53-27-116-27-192 0-86 14-160 42-221 28-62 68-109 119-141 51-33 111-49 180-49 70 0 131 16 183 49 52 32 91 78 118 137 28 58 41 125 41 201z">
          <text:p/>
        </draw:path>
        <draw:path draw:style-name="gr1" draw:text-style-name="P1" draw:layer="layout" svg:width="0.673cm" svg:height="0.823cm" svg:x="9.48cm" svg:y="2.442cm" svg:viewBox="0 0 674 824" svg:d="M674 569c0 55-14 102-43 140-28 38-67 67-117 86-51 19-109 29-175 29-48 0-92-3-131-10s-76-18-110-35c-34-16-66-40-98-70l107-106c54 55 131 83 232 83 33 0 64-4 91-12s48-21 63-37c15-17 22-37 22-61 0-58-36-90-107-96l-129-10c-52-5-96-16-131-34-35-17-62-41-81-73-18-31-27-70-27-117 0-76 28-136 86-180s130-66 218-66c129 0 229 30 298 91l-101 103c-47-40-113-59-198-59-48 0-85 9-110 28-25 18-38 44-38 76 0 54 37 84 113 91l127 12c50 4 93 14 129 32s63 43 82 76 28 72 28 119z">
          <text:p/>
        </draw:path>
        <draw:path draw:style-name="gr1" draw:text-style-name="P1" draw:layer="layout" svg:width="0.171cm" svg:height="1.134cm" svg:x="10.464cm" svg:y="2.122cm" svg:viewBox="0 0 172 1135" svg:d="M167 1135h-162v-805h162zM172 171h-172v-171h172z">
          <text:p/>
        </draw:path>
        <draw:path draw:style-name="gr1" draw:text-style-name="P1" draw:layer="layout" svg:width="0.682cm" svg:height="0.823cm" svg:x="10.965cm" svg:y="2.442cm" svg:viewBox="0 0 683 824" svg:d="M522 346c-1-42-8-78-21-109s-33-56-61-74c-28-19-60-28-98-28-37 0-71 9-99 28-28 18-49 43-62 74-7 17-12 31-15 44-2 12-4 34-6 65zM683 459h-523c0 47 8 88 24 121s39 59 69 77c30 19 69 28 113 28s80-6 108-19c27-12 56-33 87-63l103 96c-44 44-88 75-133 95s-101 30-168 30c-52 0-101-7-145-22s-83-39-115-72c-33-32-58-75-76-127-18-53-27-116-27-192 0-86 14-160 42-221 28-62 68-109 119-141 51-33 111-49 181-49s131 16 183 49c51 32 91 78 117 137 27 58 41 125 41 201z">
          <text:p/>
        </draw:path>
        <draw:path draw:style-name="gr1" draw:text-style-name="P1" draw:layer="layout" svg:width="0.652cm" svg:height="0.823cm" svg:x="11.92cm" svg:y="2.442cm" svg:viewBox="0 0 653 824" svg:d="M491 524v-65h-189c-47 0-83 11-107 31-25 20-37 48-37 86 0 75 49 113 147 113 35 0 64-3 87-9 23-5 44-18 64-36 23-23 35-63 35-120zM653 815h-159v-73c-29 29-60 51-92 63-32 13-73 19-122 19-48 0-90-6-126-18-37-12-67-30-91-55-42-44-63-101-63-172 0-46 10-87 31-122 22-35 53-62 96-82 41-19 92-29 151-29h213v-57c0-51-14-89-42-113s-72-37-134-37c-45 0-80 6-105 17-25 12-49 32-71 61l-108-100c37-44 77-74 122-91 44-17 100-26 168-26 221 0 332 92 332 276z">
          <text:p/>
        </draw:path>
        <draw:path draw:style-name="gr4" draw:text-style-name="P4" draw:layer="layout" svg:width="16.001cm" svg:height="0.8cm" svg:x="2.499cm" svg:y="4.597cm" svg:viewBox="0 0 16002 801" svg:d="M0 0h4242c166 0 300 134 300 300v371h11330c71 0 130 58 130 130h-15702c-165 0-300-134-300-301z">
          <text:p/>
        </draw:path>
        <draw:frame draw:style-name="gr5" draw:text-style-name="P6" draw:layer="layout" svg:width="1.75cm" svg:height="0.759cm" svg:x="3.81cm" svg:y="4.636cm">
          <draw:text-box>
            <text:p text:style-name="P5"><text:span text:style-name="T1">TD n°4</text:span></text:p>
          </draw:text-box>
        </draw:frame>
        <draw:frame draw:style-name="gr6" draw:text-style-name="P7" draw:layer="layout" svg:width="1.712cm" svg:height="0.568cm" svg:x="16.946cm" svg:y="4.677cm">
          <draw:text-box>
            <text:p text:style-name="P5"><text:span text:style-name="T2">INF1031</text:span></text:p>
          </draw:text-box>
        </draw:frame>
        <draw:frame draw:style-name="gr7" draw:text-style-name="P8" draw:layer="layout" svg:width="3.706cm" svg:height="1.136cm" svg:x="2.5cm" svg:y="5.45cm">
          <draw:text-box>
            <text:p text:style-name="P5"><text:span text:style-name="T3">Fonctions</text:span></text:p>
          </draw:text-box>
        </draw:frame>
        <draw:frame draw:style-name="gr6" draw:text-style-name="P7" draw:layer="layout" svg:width="2.978cm" svg:height="0.568cm" svg:x="15.581cm" svg:y="5.542cm">
          <draw:text-box>
            <text:p text:style-name="P5"><text:span text:style-name="T2">Arnaud Bannier</text:span></text:p>
          </draw:text-box>
        </draw:frame>
        <draw:frame draw:style-name="gr6" draw:text-style-name="P7" draw:layer="layout" svg:width="2.589cm" svg:height="0.568cm" svg:x="15.98cm" svg:y="6.034cm">
          <draw:text-box>
            <text:p text:style-name="P5"><text:span text:style-name="T2">Nicolas Bodin</text:span></text:p>
          </draw:text-box>
        </draw:frame>
        <draw:path draw:style-name="gr4" draw:text-style-name="P4" draw:layer="layout" svg:width="2.909cm" svg:height="0.14cm" svg:x="2.499cm" svg:y="7.847cm" svg:viewBox="0 0 2910 141" svg:d="M0 0h839c38 0 70 31 70 71v18h1948c29 0 53 23 53 52h-2839c-39 0-71-31-71-70z">
          <text:p/>
        </draw:path>
        <draw:frame draw:style-name="gr6" draw:text-style-name="P7" draw:layer="layout" svg:width="2.876cm" svg:height="0.568cm" svg:x="15.724cm" svg:y="6.526cm">
          <draw:text-box>
            <text:p text:style-name="P5"><text:span text:style-name="T2">Aurélien Texier</text:span></text:p>
          </draw:text-box>
        </draw:frame>
        <draw:frame draw:style-name="gr5" draw:text-style-name="P6" draw:layer="layout" svg:width="0.561cm" svg:height="0.759cm" svg:x="2.5cm" svg:y="8.069cm">
          <draw:text-box>
            <text:p text:style-name="P5"><text:span text:style-name="T4">1.</text:span></text:p>
          </draw:text-box>
        </draw:frame>
        <draw:frame draw:style-name="gr5" draw:text-style-name="P6" draw:layer="layout" svg:width="2.86cm" svg:height="0.759cm" svg:x="3.408cm" svg:y="8.069cm">
          <draw:text-box>
            <text:p text:style-name="P5"><text:span text:style-name="T4">Prototypes</text:span></text:p>
          </draw:text-box>
        </draw:frame>
        <draw:frame draw:style-name="gr6" draw:text-style-name="P7" draw:layer="layout" svg:width="16.876cm" svg:height="0.568cm" svg:x="3.119cm" svg:y="9.147cm">
          <draw:text-box>
            <text:p text:style-name="P5"><text:span text:style-name="T5">Parmi les prototypes de fonctions suivants, lesquels sont correctement déclarés ? Si une</text:span></text:p>
          </draw:text-box>
        </draw:frame>
        <draw:path draw:style-name="gr8" draw:text-style-name="P9" draw:layer="layout" svg:width="16.668cm" svg:height="3.919cm" svg:x="2.166cm" svg:y="10.469cm" svg:viewBox="0 0 16669 3920" svg:d="M0 164c0-90 73-164 164-164h16341c90 0 164 74 164 164v3592c0 91-74 164-164 164h-16341c-91 0-164-73-164-164z">
          <text:p/>
        </draw:path>
        <draw:frame draw:style-name="gr6" draw:text-style-name="P7" draw:layer="layout" svg:width="8.985cm" svg:height="0.568cm" svg:x="2.5cm" svg:y="9.657cm">
          <draw:text-box>
            <text:p text:style-name="P5"><text:span text:style-name="T5">erreur est présente, explicitez-la et corrigez-la.</text:span></text:p>
          </draw:text-box>
        </draw:frame>
        <draw:frame draw:style-name="gr9" draw:text-style-name="P10" draw:layer="layout" svg:width="0.28cm" svg:height="0.378cm" svg:x="2.667cm" svg:y="10.752cm">
          <draw:text-box>
            <text:p text:style-name="P5"><text:span text:style-name="T6">1</text:span></text:p>
          </draw:text-box>
        </draw:frame>
        <draw:frame draw:style-name="gr6" draw:text-style-name="P7" draw:layer="layout" svg:width="2.841cm" svg:height="0.568cm" svg:x="3.602cm" svg:y="10.601cm">
          <draw:text-box>
            <text:p text:style-name="P5"><text:span text:style-name="T7">int</text:span><text:span text:style-name="T8"> func (</text:span><text:span text:style-name="T7">int</text:span><text:span text:style-name="T8"> z);</text:span></text:p>
          </draw:text-box>
        </draw:frame>
        <draw:frame draw:style-name="gr9" draw:text-style-name="P10" draw:layer="layout" svg:width="0.28cm" svg:height="0.378cm" svg:x="2.667cm" svg:y="11.262cm">
          <draw:text-box>
            <text:p text:style-name="P5"><text:span text:style-name="T6">2</text:span></text:p>
          </draw:text-box>
        </draw:frame>
        <draw:frame draw:style-name="gr6" draw:text-style-name="P7" draw:layer="layout" svg:width="3.016cm" svg:height="0.568cm" svg:x="3.602cm" svg:y="11.11cm">
          <draw:text-box>
            <text:p text:style-name="P5"><text:span text:style-name="T7">float</text:span><text:span text:style-name="T8"> a (</text:span><text:span text:style-name="T7">float</text:span><text:span text:style-name="T8"> a);</text:span></text:p>
          </draw:text-box>
        </draw:frame>
        <draw:frame draw:style-name="gr9" draw:text-style-name="P10" draw:layer="layout" svg:width="0.28cm" svg:height="0.378cm" svg:x="2.667cm" svg:y="11.772cm">
          <draw:text-box>
            <text:p text:style-name="P5"><text:span text:style-name="T6">3</text:span></text:p>
          </draw:text-box>
        </draw:frame>
        <draw:frame draw:style-name="gr6" draw:text-style-name="P7" draw:layer="layout" svg:width="4.099cm" svg:height="0.568cm" svg:x="3.602cm" svg:y="11.62cm">
          <draw:text-box>
            <text:p text:style-name="P5"><text:span text:style-name="T7">double</text:span><text:span text:style-name="T8"> f (</text:span><text:span text:style-name="T7">int</text:span><text:span text:style-name="T8"> a,</text:span><text:span text:style-name="T7"> int</text:span><text:span text:style-name="T8"> b);</text:span></text:p>
          </draw:text-box>
        </draw:frame>
        <draw:frame draw:style-name="gr9" draw:text-style-name="P10" draw:layer="layout" svg:width="0.28cm" svg:height="0.378cm" svg:x="2.667cm" svg:y="12.281cm">
          <draw:text-box>
            <text:p text:style-name="P5"><text:span text:style-name="T6">4</text:span></text:p>
          </draw:text-box>
        </draw:frame>
        <draw:frame draw:style-name="gr6" draw:text-style-name="P7" draw:layer="layout" svg:width="1.386cm" svg:height="0.568cm" svg:x="3.602cm" svg:y="12.13cm">
          <draw:text-box>
            <text:p text:style-name="P5"><text:span text:style-name="T8">func ();</text:span></text:p>
          </draw:text-box>
        </draw:frame>
        <draw:frame draw:style-name="gr9" draw:text-style-name="P10" draw:layer="layout" svg:width="0.28cm" svg:height="0.378cm" svg:x="2.667cm" svg:y="12.791cm">
          <draw:text-box>
            <text:p text:style-name="P5"><text:span text:style-name="T6">5</text:span></text:p>
          </draw:text-box>
        </draw:frame>
        <draw:frame draw:style-name="gr6" draw:text-style-name="P7" draw:layer="layout" svg:width="3.826cm" svg:height="0.568cm" svg:x="3.602cm" svg:y="12.639cm">
          <draw:text-box>
            <text:p text:style-name="P5"><text:span text:style-name="T7">void</text:span><text:span text:style-name="T8"> toto (</text:span><text:span text:style-name="T7">void</text:span><text:span text:style-name="T8"> var);</text:span></text:p>
          </draw:text-box>
        </draw:frame>
        <draw:frame draw:style-name="gr9" draw:text-style-name="P10" draw:layer="layout" svg:width="0.28cm" svg:height="0.378cm" svg:x="2.667cm" svg:y="13.3cm">
          <draw:text-box>
            <text:p text:style-name="P5"><text:span text:style-name="T6">6</text:span></text:p>
          </draw:text-box>
        </draw:frame>
        <draw:frame draw:style-name="gr6" draw:text-style-name="P7" draw:layer="layout" svg:width="2.987cm" svg:height="0.568cm" svg:x="3.602cm" svg:y="13.149cm">
          <draw:text-box>
            <text:p text:style-name="P5"><text:span text:style-name="T8">var func (</text:span><text:span text:style-name="T7">char</text:span><text:span text:style-name="T8">);</text:span></text:p>
          </draw:text-box>
        </draw:frame>
        <draw:frame draw:style-name="gr9" draw:text-style-name="P10" draw:layer="layout" svg:width="0.28cm" svg:height="0.378cm" svg:x="2.667cm" svg:y="13.81cm">
          <draw:text-box>
            <text:p text:style-name="P5"><text:span text:style-name="T6">7</text:span></text:p>
          </draw:text-box>
        </draw:frame>
        <draw:path draw:style-name="gr4" draw:text-style-name="P4" draw:layer="layout" svg:width="2.909cm" svg:height="0.141cm" svg:x="2.499cm" svg:y="15.273cm" svg:viewBox="0 0 2910 142" svg:d="M0 0h839c38 0 70 32 70 71v18h1948c29 0 53 24 53 53h-2839c-39 0-71-32-71-71z">
          <text:p/>
        </draw:path>
        <draw:frame draw:style-name="gr6" draw:text-style-name="P7" draw:layer="layout" svg:width="3.392cm" svg:height="0.568cm" svg:x="3.602cm" svg:y="13.659cm">
          <draw:text-box>
            <text:p text:style-name="P5"><text:span text:style-name="T7">short</text:span><text:span text:style-name="T8"> a (</text:span><text:span text:style-name="T7">int</text:span><text:span text:style-name="T8"> func);</text:span></text:p>
          </draw:text-box>
        </draw:frame>
        <draw:frame draw:style-name="gr5" draw:text-style-name="P6" draw:layer="layout" svg:width="0.561cm" svg:height="0.759cm" svg:x="2.5cm" svg:y="15.495cm">
          <draw:text-box>
            <text:p text:style-name="P5"><text:span text:style-name="T4">2.</text:span></text:p>
          </draw:text-box>
        </draw:frame>
        <draw:frame draw:style-name="gr5" draw:text-style-name="P6" draw:layer="layout" svg:width="6.487cm" svg:height="0.759cm" svg:x="3.408cm" svg:y="15.495cm">
          <draw:text-box>
            <text:p text:style-name="P5"><text:span text:style-name="T4">La mémoire dans la peau</text:span></text:p>
          </draw:text-box>
        </draw:frame>
        <draw:path draw:style-name="gr8" draw:text-style-name="P9" draw:layer="layout" svg:width="16.668cm" svg:height="10.034cm" svg:x="2.166cm" svg:y="17.304cm" svg:viewBox="0 0 16669 10035" svg:d="M0 164c0-90 73-164 164-164h16341c90 0 164 74 164 164v9707c0 91-74 164-164 164h-16341c-91 0-164-73-164-164z">
          <text:p/>
        </draw:path>
        <draw:frame draw:style-name="gr6" draw:text-style-name="P7" draw:layer="layout" svg:width="6.128cm" svg:height="0.568cm" svg:x="3.119cm" svg:y="16.574cm">
          <draw:text-box>
            <text:p text:style-name="P5"><text:span text:style-name="T5">Considérons le code ci-dessous.</text:span></text:p>
          </draw:text-box>
        </draw:frame>
        <draw:frame draw:style-name="gr9" draw:text-style-name="P10" draw:layer="layout" svg:width="0.28cm" svg:height="0.378cm" svg:x="2.667cm" svg:y="17.587cm">
          <draw:text-box>
            <text:p text:style-name="P5"><text:span text:style-name="T6">1</text:span></text:p>
          </draw:text-box>
        </draw:frame>
        <draw:frame draw:style-name="gr6" draw:text-style-name="P7" draw:layer="layout" svg:width="4.718cm" svg:height="0.568cm" svg:x="3.602cm" svg:y="17.436cm">
          <draw:text-box>
            <text:p text:style-name="P5"><text:span text:style-name="T7">int</text:span><text:span text:style-name="T8"> power (</text:span><text:span text:style-name="T7">int</text:span><text:span text:style-name="T8"> a,</text:span><text:span text:style-name="T7"> short</text:span><text:span text:style-name="T8"> b)</text:span></text:p>
          </draw:text-box>
        </draw:frame>
        <draw:frame draw:style-name="gr9" draw:text-style-name="P10" draw:layer="layout" svg:width="0.28cm" svg:height="0.378cm" svg:x="2.667cm" svg:y="18.097cm">
          <draw:text-box>
            <text:p text:style-name="P5"><text:span text:style-name="T6">2</text:span></text:p>
          </draw:text-box>
        </draw:frame>
        <draw:frame draw:style-name="gr6" draw:text-style-name="P7" draw:layer="layout" svg:width="0.421cm" svg:height="0.568cm" svg:x="3.602cm" svg:y="17.945cm">
          <draw:text-box>
            <text:p text:style-name="P5"><text:span text:style-name="T8">{</text:span></text:p>
          </draw:text-box>
        </draw:frame>
        <draw:frame draw:style-name="gr9" draw:text-style-name="P10" draw:layer="layout" svg:width="0.28cm" svg:height="0.378cm" svg:x="2.667cm" svg:y="18.606cm">
          <draw:text-box>
            <text:p text:style-name="P5"><text:span text:style-name="T6">3</text:span></text:p>
          </draw:text-box>
        </draw:frame>
        <draw:frame draw:style-name="gr6" draw:text-style-name="P7" draw:layer="layout" svg:width="1.369cm" svg:height="0.568cm" svg:x="4.036cm" svg:y="18.455cm">
          <draw:text-box>
            <text:p text:style-name="P5"><text:span text:style-name="T7">short</text:span><text:span text:style-name="T8"> i;</text:span></text:p>
          </draw:text-box>
        </draw:frame>
        <draw:frame draw:style-name="gr9" draw:text-style-name="P10" draw:layer="layout" svg:width="0.28cm" svg:height="0.378cm" svg:x="2.667cm" svg:y="19.116cm">
          <draw:text-box>
            <text:p text:style-name="P5"><text:span text:style-name="T6">4</text:span></text:p>
          </draw:text-box>
        </draw:frame>
        <draw:frame draw:style-name="gr6" draw:text-style-name="P7" draw:layer="layout" svg:width="2.131cm" svg:height="0.568cm" svg:x="4.036cm" svg:y="18.965cm">
          <draw:text-box>
            <text:p text:style-name="P5"><text:span text:style-name="T7">int</text:span><text:span text:style-name="T8"> res = 1;</text:span></text:p>
          </draw:text-box>
        </draw:frame>
        <draw:frame draw:style-name="gr9" draw:text-style-name="P10" draw:layer="layout" svg:width="0.28cm" svg:height="0.378cm" svg:x="2.667cm" svg:y="19.626cm">
          <draw:text-box>
            <text:p text:style-name="P5"><text:span text:style-name="T6">5</text:span></text:p>
          </draw:text-box>
        </draw:frame>
        <draw:frame draw:style-name="gr6" draw:text-style-name="P7" draw:layer="layout" svg:width="3.465cm" svg:height="0.568cm" svg:x="4.036cm" svg:y="19.474cm">
          <draw:text-box>
            <text:p text:style-name="P5"><text:span text:style-name="T9">for</text:span><text:span text:style-name="T8"> (i=0; i&lt;b; i++)</text:span></text:p>
          </draw:text-box>
        </draw:frame>
        <draw:frame draw:style-name="gr9" draw:text-style-name="P10" draw:layer="layout" svg:width="0.28cm" svg:height="0.378cm" svg:x="2.667cm" svg:y="20.135cm">
          <draw:text-box>
            <text:p text:style-name="P5"><text:span text:style-name="T6">6</text:span></text:p>
          </draw:text-box>
        </draw:frame>
        <draw:frame draw:style-name="gr6" draw:text-style-name="P7" draw:layer="layout" svg:width="1.661cm" svg:height="0.568cm" svg:x="4.47cm" svg:y="19.984cm">
          <draw:text-box>
            <text:p text:style-name="P5"><text:span text:style-name="T8">res *= a;</text:span></text:p>
          </draw:text-box>
        </draw:frame>
        <draw:frame draw:style-name="gr9" draw:text-style-name="P10" draw:layer="layout" svg:width="0.28cm" svg:height="0.378cm" svg:x="2.667cm" svg:y="20.645cm">
          <draw:text-box>
            <text:p text:style-name="P5"><text:span text:style-name="T6">7</text:span></text:p>
          </draw:text-box>
        </draw:frame>
        <draw:frame draw:style-name="gr6" draw:text-style-name="P7" draw:layer="layout" svg:width="2.064cm" svg:height="0.568cm" svg:x="4.036cm" svg:y="20.493cm">
          <draw:text-box>
            <text:p text:style-name="P5"><text:span text:style-name="T9">return</text:span><text:span text:style-name="T8"> res;</text:span></text:p>
          </draw:text-box>
        </draw:frame>
        <draw:frame draw:style-name="gr9" draw:text-style-name="P10" draw:layer="layout" svg:width="0.28cm" svg:height="0.378cm" svg:x="2.667cm" svg:y="21.154cm">
          <draw:text-box>
            <text:p text:style-name="P5"><text:span text:style-name="T6">8</text:span></text:p>
          </draw:text-box>
        </draw:frame>
        <draw:frame draw:style-name="gr6" draw:text-style-name="P7" draw:layer="layout" svg:width="0.421cm" svg:height="0.568cm" svg:x="3.602cm" svg:y="21.003cm">
          <draw:text-box>
            <text:p text:style-name="P5"><text:span text:style-name="T8">}</text:span></text:p>
          </draw:text-box>
        </draw:frame>
        <draw:frame draw:style-name="gr9" draw:text-style-name="P10" draw:layer="layout" svg:width="0.28cm" svg:height="0.378cm" svg:x="2.667cm" svg:y="21.664cm">
          <draw:text-box>
            <text:p text:style-name="P5"><text:span text:style-name="T6">9</text:span></text:p>
          </draw:text-box>
        </draw:frame>
        <draw:frame draw:style-name="gr9" draw:text-style-name="P10" draw:layer="layout" svg:width="0.349cm" svg:height="0.378cm" svg:x="2.518cm" svg:y="22.174cm">
          <draw:text-box>
            <text:p text:style-name="P5"><text:span text:style-name="T6">10</text:span></text:p>
          </draw:text-box>
        </draw:frame>
        <draw:frame draw:style-name="gr6" draw:text-style-name="P7" draw:layer="layout" svg:width="1.894cm" svg:height="0.568cm" svg:x="3.602cm" svg:y="22.022cm">
          <draw:text-box>
            <text:p text:style-name="P5"><text:span text:style-name="T7">int</text:span><text:span text:style-name="T8"> main()</text:span></text:p>
          </draw:text-box>
        </draw:frame>
        <draw:frame draw:style-name="gr9" draw:text-style-name="P10" draw:layer="layout" svg:width="0.349cm" svg:height="0.378cm" svg:x="2.518cm" svg:y="22.683cm">
          <draw:text-box>
            <text:p text:style-name="P5"><text:span text:style-name="T6">11</text:span></text:p>
          </draw:text-box>
        </draw:frame>
        <draw:frame draw:style-name="gr6" draw:text-style-name="P7" draw:layer="layout" svg:width="0.421cm" svg:height="0.568cm" svg:x="3.602cm" svg:y="22.532cm">
          <draw:text-box>
            <text:p text:style-name="P5"><text:span text:style-name="T8">{</text:span></text:p>
          </draw:text-box>
        </draw:frame>
        <draw:frame draw:style-name="gr9" draw:text-style-name="P10" draw:layer="layout" svg:width="0.336cm" svg:height="0.378cm" svg:x="2.518cm" svg:y="23.193cm">
          <draw:text-box>
            <text:p text:style-name="P5"><text:span text:style-name="T6">12</text:span></text:p>
          </draw:text-box>
        </draw:frame>
        <draw:frame draw:style-name="gr6" draw:text-style-name="P7" draw:layer="layout" svg:width="1.746cm" svg:height="0.568cm" svg:x="4.036cm" svg:y="23.041cm">
          <draw:text-box>
            <text:p text:style-name="P5"><text:span text:style-name="T7">int</text:span><text:span text:style-name="T8"> a = 2;</text:span></text:p>
          </draw:text-box>
        </draw:frame>
        <draw:frame draw:style-name="gr9" draw:text-style-name="P10" draw:layer="layout" svg:width="0.336cm" svg:height="0.378cm" svg:x="2.518cm" svg:y="23.703cm">
          <draw:text-box>
            <text:p text:style-name="P5"><text:span text:style-name="T6">13</text:span></text:p>
          </draw:text-box>
        </draw:frame>
        <draw:frame draw:style-name="gr6" draw:text-style-name="P7" draw:layer="layout" svg:width="2.275cm" svg:height="0.568cm" svg:x="4.036cm" svg:y="23.551cm">
          <draw:text-box>
            <text:p text:style-name="P5"><text:span text:style-name="T7">short</text:span><text:span text:style-name="T8"> b = 3;</text:span></text:p>
          </draw:text-box>
        </draw:frame>
        <draw:frame draw:style-name="gr9" draw:text-style-name="P10" draw:layer="layout" svg:width="0.349cm" svg:height="0.378cm" svg:x="2.518cm" svg:y="24.212cm">
          <draw:text-box>
            <text:p text:style-name="P5"><text:span text:style-name="T6">14</text:span></text:p>
          </draw:text-box>
        </draw:frame>
        <draw:frame draw:style-name="gr6" draw:text-style-name="P7" draw:layer="layout" svg:width="1.344cm" svg:height="0.568cm" svg:x="4.036cm" svg:y="24.061cm">
          <draw:text-box>
            <text:p text:style-name="P5"><text:span text:style-name="T7">int</text:span><text:span text:style-name="T8"> res;</text:span></text:p>
          </draw:text-box>
        </draw:frame>
        <draw:frame draw:style-name="gr9" draw:text-style-name="P10" draw:layer="layout" svg:width="0.336cm" svg:height="0.378cm" svg:x="2.518cm" svg:y="24.722cm">
          <draw:text-box>
            <text:p text:style-name="P5"><text:span text:style-name="T6">15</text:span></text:p>
          </draw:text-box>
        </draw:frame>
        <draw:frame draw:style-name="gr9" draw:text-style-name="P10" draw:layer="layout" svg:width="0.336cm" svg:height="0.378cm" svg:x="2.518cm" svg:y="25.231cm">
          <draw:text-box>
            <text:p text:style-name="P5"><text:span text:style-name="T6">16</text:span></text:p>
          </draw:text-box>
        </draw:frame>
        <draw:frame draw:style-name="gr6" draw:text-style-name="P7" draw:layer="layout" svg:width="3.854cm" svg:height="0.568cm" svg:x="4.036cm" svg:y="25.08cm">
          <draw:text-box>
            <text:p text:style-name="P5"><text:span text:style-name="T8">res = power (&amp;a, b);</text:span></text:p>
          </draw:text-box>
        </draw:frame>
        <draw:frame draw:style-name="gr9" draw:text-style-name="P10" draw:layer="layout" svg:width="0.349cm" svg:height="0.378cm" svg:x="2.518cm" svg:y="25.741cm">
          <draw:text-box>
            <text:p text:style-name="P5"><text:span text:style-name="T6">17</text:span></text:p>
          </draw:text-box>
        </draw:frame>
        <draw:frame draw:style-name="gr9" draw:text-style-name="P10" draw:layer="layout" svg:width="0.336cm" svg:height="0.378cm" svg:x="2.518cm" svg:y="26.251cm">
          <draw:text-box>
            <text:p text:style-name="P5"><text:span text:style-name="T6">18</text:span></text:p>
          </draw:text-box>
        </draw:frame>
        <draw:frame draw:style-name="gr6" draw:text-style-name="P7" draw:layer="layout" svg:width="1.729cm" svg:height="0.568cm" svg:x="4.036cm" svg:y="26.099cm">
          <draw:text-box>
            <text:p text:style-name="P5"><text:span text:style-name="T9">return</text:span><text:span text:style-name="T8"> 0;</text:span></text:p>
          </draw:text-box>
        </draw:frame>
        <draw:frame draw:style-name="gr9" draw:text-style-name="P10" draw:layer="layout" svg:width="0.336cm" svg:height="0.378cm" svg:x="2.518cm" svg:y="26.76cm">
          <draw:text-box>
            <text:p text:style-name="P5"><text:span text:style-name="T6">19</text:span></text:p>
          </draw:text-box>
        </draw:frame>
        <draw:polygon draw:style-name="gr10" draw:text-style-name="P11" draw:layer="layout" svg:width="0.106cm" svg:height="0.635cm" svg:x="2.499cm" svg:y="27.746cm" svg:viewBox="0 0 107 636" draw:points="0,636 107,636 107,0 0,0">
          <text:p/>
        </draw:polygon>
        <draw:frame draw:style-name="gr6" draw:text-style-name="P7" draw:layer="layout" svg:width="0.421cm" svg:height="0.568cm" svg:x="3.602cm" svg:y="26.609cm">
          <draw:text-box>
            <text:p text:style-name="P5"><text:span text:style-name="T8">}</text:span></text:p>
          </draw:text-box>
        </draw:frame>
        <draw:frame draw:style-name="gr6" draw:text-style-name="P7" draw:layer="layout" svg:width="0.421cm" svg:height="0.568cm" svg:x="2.743cm" svg:y="27.746cm">
          <draw:text-box>
            <text:p text:style-name="P5"><text:span text:style-name="T5">1</text:span></text:p>
          </draw:text-box>
        </draw:frame>
        <draw:frame draw:style-name="gr6" draw:text-style-name="P7" draw:layer="layout" svg:width="0.988cm" svg:height="0.568cm" svg:x="17.68cm" svg:y="27.746cm">
          <draw:text-box>
            <text:p text:style-name="P5"><text:span text:style-name="T10">esiea</text:span></text:p>
          </draw:text-box>
        </draw:frame>
      </draw:page>
      <draw:page draw:name="page2" draw:style-name="dp1" draw:master-page-name="master-page52">
        <draw:frame draw:style-name="gr6" draw:text-style-name="P7" draw:layer="layout" svg:width="16.156cm" svg:height="0.568cm" svg:x="3.119cm" svg:y="2.077cm">
          <draw:text-box>
            <text:p text:style-name="P5"><text:span text:style-name="T5">Complétez le tableau suivant représentant l’état de la mémoire à la fin de l’exécution</text:span></text:p>
          </draw:text-box>
        </draw:frame>
        <draw:line draw:style-name="gr11" draw:text-style-name="P9" draw:layer="layout" svg:x1="5.805cm" svg:y1="3.803cm" svg:x2="15.194cm" svg:y2="3.803cm">
          <text:p/>
        </draw:line>
        <draw:line draw:style-name="gr11" draw:text-style-name="P9" draw:layer="layout" svg:x1="5.812cm" svg:y1="4.575cm" svg:x2="5.812cm" svg:y2="3.81cm">
          <text:p/>
        </draw:line>
        <draw:frame draw:style-name="gr6" draw:text-style-name="P7" draw:layer="layout" svg:width="5.311cm" svg:height="0.568cm" svg:x="2.5cm" svg:y="2.587cm">
          <draw:text-box>
            <text:p text:style-name="P5"><text:span text:style-name="T5">du code présenté plus haut.</text:span></text:p>
          </draw:text-box>
        </draw:frame>
        <draw:line draw:style-name="gr11" draw:text-style-name="P9" draw:layer="layout" svg:x1="7.628cm" svg:y1="4.575cm" svg:x2="7.628cm" svg:y2="3.81cm">
          <text:p/>
        </draw:line>
        <draw:frame draw:style-name="gr6" draw:text-style-name="P7" draw:layer="layout" svg:width="1.534cm" svg:height="0.568cm" svg:x="6.03cm" svg:y="3.892cm">
          <draw:text-box>
            <text:p text:style-name="P5"><text:span text:style-name="T5">Adresse</text:span></text:p>
          </draw:text-box>
        </draw:frame>
        <draw:line draw:style-name="gr11" draw:text-style-name="P9" draw:layer="layout" svg:x1="11.024cm" svg:y1="4.575cm" svg:x2="11.024cm" svg:y2="3.81cm">
          <text:p/>
        </draw:line>
        <draw:frame draw:style-name="gr6" draw:text-style-name="P7" draw:layer="layout" svg:width="3.092cm" svg:height="0.568cm" svg:x="7.847cm" svg:y="3.892cm">
          <draw:text-box>
            <text:p text:style-name="P5"><text:span text:style-name="T5">Nom de variable</text:span></text:p>
          </draw:text-box>
        </draw:frame>
        <draw:line draw:style-name="gr11" draw:text-style-name="P9" draw:layer="layout" svg:x1="15.187cm" svg:y1="4.575cm" svg:x2="15.187cm" svg:y2="3.81cm">
          <text:p/>
        </draw:line>
        <draw:line draw:style-name="gr11" draw:text-style-name="P9" draw:layer="layout" svg:x1="5.805cm" svg:y1="4.582cm" svg:x2="15.194cm" svg:y2="4.582cm">
          <text:p/>
        </draw:line>
        <draw:line draw:style-name="gr11" draw:text-style-name="P9" draw:layer="layout" svg:x1="5.812cm" svg:y1="5.353cm" svg:x2="5.812cm" svg:y2="4.589cm">
          <text:p/>
        </draw:line>
        <draw:frame draw:style-name="gr6" draw:text-style-name="P7" draw:layer="layout" svg:width="3.892cm" svg:height="0.568cm" svg:x="11.242cm" svg:y="3.892cm">
          <draw:text-box>
            <text:p text:style-name="P5"><text:span text:style-name="T5">Valeur de la variable</text:span></text:p>
          </draw:text-box>
        </draw:frame>
        <draw:line draw:style-name="gr11" draw:text-style-name="P9" draw:layer="layout" svg:x1="7.628cm" svg:y1="5.353cm" svg:x2="7.628cm" svg:y2="4.589cm">
          <text:p/>
        </draw:line>
        <draw:line draw:style-name="gr11" draw:text-style-name="P9" draw:layer="layout" svg:x1="11.024cm" svg:y1="5.353cm" svg:x2="11.024cm" svg:y2="4.589cm">
          <text:p/>
        </draw:line>
        <draw:line draw:style-name="gr11" draw:text-style-name="P9" draw:layer="layout" svg:x1="15.187cm" svg:y1="5.353cm" svg:x2="15.187cm" svg:y2="4.589cm">
          <text:p/>
        </draw:line>
        <draw:line draw:style-name="gr11" draw:text-style-name="P9" draw:layer="layout" svg:x1="5.805cm" svg:y1="5.36cm" svg:x2="15.194cm" svg:y2="5.36cm">
          <text:p/>
        </draw:line>
        <draw:line draw:style-name="gr11" draw:text-style-name="P9" draw:layer="layout" svg:x1="5.812cm" svg:y1="6.132cm" svg:x2="5.812cm" svg:y2="5.367cm">
          <text:p/>
        </draw:line>
        <draw:frame draw:style-name="gr6" draw:text-style-name="P7" draw:layer="layout" svg:width="0.662cm" svg:height="0.568cm" svg:x="6.503cm" svg:y="4.67cm">
          <draw:text-box>
            <text:p text:style-name="P5"><text:span text:style-name="T8">@1</text:span></text:p>
          </draw:text-box>
        </draw:frame>
        <draw:line draw:style-name="gr11" draw:text-style-name="P9" draw:layer="layout" svg:x1="7.628cm" svg:y1="6.132cm" svg:x2="7.628cm" svg:y2="5.367cm">
          <text:p/>
        </draw:line>
        <draw:line draw:style-name="gr11" draw:text-style-name="P9" draw:layer="layout" svg:x1="11.024cm" svg:y1="6.132cm" svg:x2="11.024cm" svg:y2="5.367cm">
          <text:p/>
        </draw:line>
        <draw:line draw:style-name="gr11" draw:text-style-name="P9" draw:layer="layout" svg:x1="15.187cm" svg:y1="6.132cm" svg:x2="15.187cm" svg:y2="5.367cm">
          <text:p/>
        </draw:line>
        <draw:line draw:style-name="gr11" draw:text-style-name="P9" draw:layer="layout" svg:x1="5.805cm" svg:y1="6.139cm" svg:x2="15.194cm" svg:y2="6.139cm">
          <text:p/>
        </draw:line>
        <draw:line draw:style-name="gr11" draw:text-style-name="P9" draw:layer="layout" svg:x1="5.812cm" svg:y1="6.91cm" svg:x2="5.812cm" svg:y2="6.146cm">
          <text:p/>
        </draw:line>
        <draw:frame draw:style-name="gr6" draw:text-style-name="P7" draw:layer="layout" svg:width="0.645cm" svg:height="0.568cm" svg:x="6.503cm" svg:y="5.448cm">
          <draw:text-box>
            <text:p text:style-name="P5"><text:span text:style-name="T8">@2</text:span></text:p>
          </draw:text-box>
        </draw:frame>
        <draw:line draw:style-name="gr11" draw:text-style-name="P9" draw:layer="layout" svg:x1="7.628cm" svg:y1="6.91cm" svg:x2="7.628cm" svg:y2="6.146cm">
          <text:p/>
        </draw:line>
        <draw:line draw:style-name="gr11" draw:text-style-name="P9" draw:layer="layout" svg:x1="11.024cm" svg:y1="6.91cm" svg:x2="11.024cm" svg:y2="6.146cm">
          <text:p/>
        </draw:line>
        <draw:line draw:style-name="gr11" draw:text-style-name="P9" draw:layer="layout" svg:x1="15.187cm" svg:y1="6.91cm" svg:x2="15.187cm" svg:y2="6.146cm">
          <text:p/>
        </draw:line>
        <draw:line draw:style-name="gr11" draw:text-style-name="P9" draw:layer="layout" svg:x1="5.805cm" svg:y1="6.917cm" svg:x2="15.194cm" svg:y2="6.917cm">
          <text:p/>
        </draw:line>
        <draw:line draw:style-name="gr11" draw:text-style-name="P9" draw:layer="layout" svg:x1="5.812cm" svg:y1="7.689cm" svg:x2="5.812cm" svg:y2="6.924cm">
          <text:p/>
        </draw:line>
        <draw:frame draw:style-name="gr6" draw:text-style-name="P7" draw:layer="layout" svg:width="0.645cm" svg:height="0.568cm" svg:x="6.503cm" svg:y="6.227cm">
          <draw:text-box>
            <text:p text:style-name="P5"><text:span text:style-name="T8">@3</text:span></text:p>
          </draw:text-box>
        </draw:frame>
        <draw:line draw:style-name="gr11" draw:text-style-name="P9" draw:layer="layout" svg:x1="7.628cm" svg:y1="7.689cm" svg:x2="7.628cm" svg:y2="6.924cm">
          <text:p/>
        </draw:line>
        <draw:line draw:style-name="gr11" draw:text-style-name="P9" draw:layer="layout" svg:x1="11.024cm" svg:y1="7.689cm" svg:x2="11.024cm" svg:y2="6.924cm">
          <text:p/>
        </draw:line>
        <draw:line draw:style-name="gr11" draw:text-style-name="P9" draw:layer="layout" svg:x1="15.187cm" svg:y1="7.689cm" svg:x2="15.187cm" svg:y2="6.924cm">
          <text:p/>
        </draw:line>
        <draw:line draw:style-name="gr11" draw:text-style-name="P9" draw:layer="layout" svg:x1="5.805cm" svg:y1="7.696cm" svg:x2="15.194cm" svg:y2="7.696cm">
          <text:p/>
        </draw:line>
        <draw:line draw:style-name="gr11" draw:text-style-name="P9" draw:layer="layout" svg:x1="5.812cm" svg:y1="8.467cm" svg:x2="5.812cm" svg:y2="7.703cm">
          <text:p/>
        </draw:line>
        <draw:frame draw:style-name="gr6" draw:text-style-name="P7" draw:layer="layout" svg:width="0.662cm" svg:height="0.568cm" svg:x="6.503cm" svg:y="7.005cm">
          <draw:text-box>
            <text:p text:style-name="P5"><text:span text:style-name="T8">@4</text:span></text:p>
          </draw:text-box>
        </draw:frame>
        <draw:line draw:style-name="gr11" draw:text-style-name="P9" draw:layer="layout" svg:x1="7.628cm" svg:y1="8.467cm" svg:x2="7.628cm" svg:y2="7.703cm">
          <text:p/>
        </draw:line>
        <draw:line draw:style-name="gr11" draw:text-style-name="P9" draw:layer="layout" svg:x1="11.024cm" svg:y1="8.467cm" svg:x2="11.024cm" svg:y2="7.703cm">
          <text:p/>
        </draw:line>
        <draw:line draw:style-name="gr11" draw:text-style-name="P9" draw:layer="layout" svg:x1="15.187cm" svg:y1="8.467cm" svg:x2="15.187cm" svg:y2="7.703cm">
          <text:p/>
        </draw:line>
        <draw:line draw:style-name="gr11" draw:text-style-name="P9" draw:layer="layout" svg:x1="5.805cm" svg:y1="8.474cm" svg:x2="15.194cm" svg:y2="8.474cm">
          <text:p/>
        </draw:line>
        <draw:line draw:style-name="gr11" draw:text-style-name="P9" draw:layer="layout" svg:x1="5.812cm" svg:y1="9.245cm" svg:x2="5.812cm" svg:y2="8.481cm">
          <text:p/>
        </draw:line>
        <draw:frame draw:style-name="gr6" draw:text-style-name="P7" draw:layer="layout" svg:width="0.645cm" svg:height="0.568cm" svg:x="6.503cm" svg:y="7.784cm">
          <draw:text-box>
            <text:p text:style-name="P5"><text:span text:style-name="T8">@5</text:span></text:p>
          </draw:text-box>
        </draw:frame>
        <draw:line draw:style-name="gr11" draw:text-style-name="P9" draw:layer="layout" svg:x1="7.628cm" svg:y1="9.245cm" svg:x2="7.628cm" svg:y2="8.481cm">
          <text:p/>
        </draw:line>
        <draw:line draw:style-name="gr11" draw:text-style-name="P9" draw:layer="layout" svg:x1="11.024cm" svg:y1="9.245cm" svg:x2="11.024cm" svg:y2="8.481cm">
          <text:p/>
        </draw:line>
        <draw:line draw:style-name="gr11" draw:text-style-name="P9" draw:layer="layout" svg:x1="15.187cm" svg:y1="9.245cm" svg:x2="15.187cm" svg:y2="8.481cm">
          <text:p/>
        </draw:line>
        <draw:line draw:style-name="gr11" draw:text-style-name="P9" draw:layer="layout" svg:x1="5.805cm" svg:y1="9.252cm" svg:x2="15.194cm" svg:y2="9.252cm">
          <text:p/>
        </draw:line>
        <draw:line draw:style-name="gr11" draw:text-style-name="P9" draw:layer="layout" svg:x1="5.812cm" svg:y1="10.024cm" svg:x2="5.812cm" svg:y2="9.259cm">
          <text:p/>
        </draw:line>
        <draw:frame draw:style-name="gr6" draw:text-style-name="P7" draw:layer="layout" svg:width="0.645cm" svg:height="0.568cm" svg:x="6.504cm" svg:y="8.562cm">
          <draw:text-box>
            <text:p text:style-name="P5"><text:span text:style-name="T8">@6</text:span></text:p>
          </draw:text-box>
        </draw:frame>
        <draw:line draw:style-name="gr11" draw:text-style-name="P9" draw:layer="layout" svg:x1="7.628cm" svg:y1="10.024cm" svg:x2="7.628cm" svg:y2="9.259cm">
          <text:p/>
        </draw:line>
        <draw:line draw:style-name="gr11" draw:text-style-name="P9" draw:layer="layout" svg:x1="11.024cm" svg:y1="10.024cm" svg:x2="11.024cm" svg:y2="9.259cm">
          <text:p/>
        </draw:line>
        <draw:line draw:style-name="gr11" draw:text-style-name="P9" draw:layer="layout" svg:x1="15.187cm" svg:y1="10.024cm" svg:x2="15.187cm" svg:y2="9.259cm">
          <text:p/>
        </draw:line>
        <draw:line draw:style-name="gr11" draw:text-style-name="P9" draw:layer="layout" svg:x1="5.805cm" svg:y1="10.031cm" svg:x2="15.194cm" svg:y2="10.031cm">
          <text:p/>
        </draw:line>
        <draw:line draw:style-name="gr11" draw:text-style-name="P9" draw:layer="layout" svg:x1="5.812cm" svg:y1="10.802cm" svg:x2="5.812cm" svg:y2="10.038cm">
          <text:p/>
        </draw:line>
        <draw:frame draw:style-name="gr6" draw:text-style-name="P7" draw:layer="layout" svg:width="0.662cm" svg:height="0.568cm" svg:x="6.503cm" svg:y="9.341cm">
          <draw:text-box>
            <text:p text:style-name="P5"><text:span text:style-name="T8">@7</text:span></text:p>
          </draw:text-box>
        </draw:frame>
        <draw:line draw:style-name="gr11" draw:text-style-name="P9" draw:layer="layout" svg:x1="7.628cm" svg:y1="10.802cm" svg:x2="7.628cm" svg:y2="10.038cm">
          <text:p/>
        </draw:line>
        <draw:line draw:style-name="gr11" draw:text-style-name="P9" draw:layer="layout" svg:x1="11.024cm" svg:y1="10.802cm" svg:x2="11.024cm" svg:y2="10.038cm">
          <text:p/>
        </draw:line>
        <draw:line draw:style-name="gr11" draw:text-style-name="P9" draw:layer="layout" svg:x1="15.187cm" svg:y1="10.802cm" svg:x2="15.187cm" svg:y2="10.038cm">
          <text:p/>
        </draw:line>
        <draw:line draw:style-name="gr11" draw:text-style-name="P9" draw:layer="layout" svg:x1="5.805cm" svg:y1="10.809cm" svg:x2="15.194cm" svg:y2="10.809cm">
          <text:p/>
        </draw:line>
        <draw:path draw:style-name="gr4" draw:text-style-name="P4" draw:layer="layout" svg:width="2.909cm" svg:height="0.141cm" svg:x="2.499cm" svg:y="11.706cm" svg:viewBox="0 0 2910 142" svg:d="M0 0h839c38 0 70 32 70 71v17h1948c29 0 53 24 53 54h-2839c-39 0-71-33-71-71z">
          <text:p/>
        </draw:path>
        <draw:frame draw:style-name="gr6" draw:text-style-name="P7" draw:layer="layout" svg:width="0.645cm" svg:height="0.568cm" svg:x="6.503cm" svg:y="10.119cm">
          <draw:text-box>
            <text:p text:style-name="P5"><text:span text:style-name="T8">@8</text:span></text:p>
          </draw:text-box>
        </draw:frame>
        <draw:frame draw:style-name="gr5" draw:text-style-name="P6" draw:layer="layout" svg:width="0.561cm" svg:height="0.759cm" svg:x="2.5cm" svg:y="11.928cm">
          <draw:text-box>
            <text:p text:style-name="P5"><text:span text:style-name="T4">3.</text:span></text:p>
          </draw:text-box>
        </draw:frame>
        <draw:frame draw:style-name="gr5" draw:text-style-name="P6" draw:layer="layout" svg:width="6.356cm" svg:height="0.759cm" svg:x="3.408cm" svg:y="11.928cm">
          <draw:text-box>
            <text:p text:style-name="P5"><text:span text:style-name="T4">Fonctions arithmétiques</text:span></text:p>
          </draw:text-box>
        </draw:frame>
        <draw:frame draw:style-name="gr6" draw:text-style-name="P7" draw:layer="layout" svg:width="8.714cm" svg:height="0.568cm" svg:x="2.5cm" svg:y="13.098cm">
          <draw:text-box>
            <text:p text:style-name="P5"><text:span text:style-name="T11">Exercice 1.</text:span><text:span text:style-name="T2"> Génération d’un nombre aléatoire</text:span></text:p>
          </draw:text-box>
        </draw:frame>
        <draw:frame draw:style-name="gr6" draw:text-style-name="P7" draw:layer="layout" svg:width="17.028cm" svg:height="0.568cm" svg:x="2.5cm" svg:y="13.607cm">
          <draw:text-box>
            <text:p text:style-name="P5"><text:span text:style-name="T5">Créez la fonction</text:span><text:span text:style-name="T8"> my_rand()</text:span><text:span text:style-name="T5"> prenant en paramètres deux entiers</text:span><text:span text:style-name="T8"> min</text:span><text:span text:style-name="T5"> et</text:span><text:span text:style-name="T8"> max</text:span><text:span text:style-name="T5"> et renvoyant</text:span></text:p>
          </draw:text-box>
        </draw:frame>
        <draw:frame draw:style-name="gr6" draw:text-style-name="P7" draw:layer="layout" svg:width="16.682cm" svg:height="0.568cm" svg:x="2.5cm" svg:y="14.117cm">
          <draw:text-box>
            <text:p text:style-name="P5"><text:span text:style-name="T5">un entier aléatoire entre</text:span><text:span text:style-name="T8"> min</text:span><text:span text:style-name="T5"> et</text:span><text:span text:style-name="T8"> max</text:span><text:span text:style-name="T5">. Affichez le résultat depuis le</text:span><text:span text:style-name="T8"> main()</text:span><text:span text:style-name="T5"> afin de vérifier</text:span></text:p>
          </draw:text-box>
        </draw:frame>
        <draw:frame draw:style-name="gr6" draw:text-style-name="P7" draw:layer="layout" svg:width="2.047cm" svg:height="0.568cm" svg:x="2.5cm" svg:y="14.626cm">
          <draw:text-box>
            <text:p text:style-name="P5"><text:span text:style-name="T5">le résultat.</text:span></text:p>
          </draw:text-box>
        </draw:frame>
        <draw:frame draw:style-name="gr6" draw:text-style-name="P7" draw:layer="layout" svg:width="3.846cm" svg:height="0.568cm" svg:x="2.5cm" svg:y="15.408cm">
          <draw:text-box>
            <text:p text:style-name="P5"><text:span text:style-name="T11">Exercice 2.</text:span><text:span text:style-name="T2"> Addition</text:span></text:p>
          </draw:text-box>
        </draw:frame>
        <draw:frame draw:style-name="gr6" draw:text-style-name="P7" draw:layer="layout" svg:width="7.448cm" svg:height="0.568cm" svg:x="2.5cm" svg:y="15.918cm">
          <draw:text-box>
            <text:p text:style-name="P5"><text:span text:style-name="T5">Créez une fonction nommée</text:span><text:span text:style-name="T8"> addition()</text:span><text:span text:style-name="T5">,</text:span></text:p>
          </draw:text-box>
        </draw:frame>
        <draw:frame draw:style-name="gr6" draw:text-style-name="P7" draw:layer="layout" svg:width="8.558cm" svg:height="0.568cm" svg:x="10.258cm" svg:y="15.918cm">
          <draw:text-box>
            <text:p text:style-name="P5"><text:span text:style-name="T5">prenant en entrée deux entiers et retournant</text:span></text:p>
          </draw:text-box>
        </draw:frame>
        <draw:frame draw:style-name="gr6" draw:text-style-name="P7" draw:layer="layout" svg:width="5.742cm" svg:height="0.568cm" svg:x="2.5cm" svg:y="16.428cm">
          <draw:text-box>
            <text:p text:style-name="P5"><text:span text:style-name="T5">la somme de ces deux entiers.</text:span></text:p>
          </draw:text-box>
        </draw:frame>
        <draw:frame draw:style-name="gr6" draw:text-style-name="P7" draw:layer="layout" svg:width="10.767cm" svg:height="0.568cm" svg:x="8.078cm" svg:y="16.428cm">
          <draw:text-box>
            <text:p text:style-name="P5"><text:span text:style-name="T5">Appelez cette fonction dans votre</text:span><text:span text:style-name="T8"> main()</text:span><text:span text:style-name="T5"> afin d’effectuer</text:span></text:p>
          </draw:text-box>
        </draw:frame>
        <draw:frame draw:style-name="gr6" draw:text-style-name="P7" draw:layer="layout" svg:width="12.207cm" svg:height="0.568cm" svg:x="2.5cm" svg:y="16.937cm">
          <draw:text-box>
            <text:p text:style-name="P5"><text:span text:style-name="T5">et d’afficher la somme de deux variables saisies par l’utilisateur.</text:span></text:p>
          </draw:text-box>
        </draw:frame>
        <draw:frame draw:style-name="gr6" draw:text-style-name="P7" draw:layer="layout" svg:width="4.515cm" svg:height="0.568cm" svg:x="14.276cm" svg:y="16.937cm">
          <draw:text-box>
            <text:p text:style-name="P5"><text:span text:style-name="T5">Vous pouvez également</text:span></text:p>
          </draw:text-box>
        </draw:frame>
        <draw:frame draw:style-name="gr6" draw:text-style-name="P7" draw:layer="layout" svg:width="10.018cm" svg:height="0.568cm" svg:x="2.5cm" svg:y="17.447cm">
          <draw:text-box>
            <text:p text:style-name="P5"><text:span text:style-name="T5">utiliser votre fonction générant un nombre aléatoire.</text:span></text:p>
          </draw:text-box>
        </draw:frame>
        <draw:frame draw:style-name="gr6" draw:text-style-name="P7" draw:layer="layout" svg:width="4.828cm" svg:height="0.568cm" svg:x="2.5cm" svg:y="18.229cm">
          <draw:text-box>
            <text:p text:style-name="P5"><text:span text:style-name="T11">Exercice 3.</text:span><text:span text:style-name="T2"> Multiplication</text:span></text:p>
          </draw:text-box>
        </draw:frame>
        <draw:frame draw:style-name="gr6" draw:text-style-name="P7" draw:layer="layout" svg:width="16.199cm" svg:height="0.568cm" svg:x="2.5cm" svg:y="18.738cm">
          <draw:text-box>
            <text:p text:style-name="P5"><text:span text:style-name="T5">Créez une fonction</text:span><text:span text:style-name="T8"> multiplication()</text:span><text:span text:style-name="T5">, dont le rôle est d’effectuer la multiplication entre</text:span></text:p>
          </draw:text-box>
        </draw:frame>
        <draw:frame draw:style-name="gr6" draw:text-style-name="P7" draw:layer="layout" svg:width="9.582cm" svg:height="0.568cm" svg:x="2.5cm" svg:y="19.248cm">
          <draw:text-box>
            <text:p text:style-name="P5"><text:span text:style-name="T5">deux variables entières et de retourner le résultat.</text:span></text:p>
          </draw:text-box>
        </draw:frame>
        <draw:frame draw:style-name="gr6" draw:text-style-name="P7" draw:layer="layout" svg:width="5.141cm" svg:height="0.568cm" svg:x="12.077cm" svg:y="19.248cm">
          <draw:text-box>
            <text:p text:style-name="P5"><text:span text:style-name="T5">Utilisez cette fonction ainsi</text:span></text:p>
          </draw:text-box>
        </draw:frame>
        <draw:frame draw:style-name="gr6" draw:text-style-name="P7" draw:layer="layout" svg:width="1.162cm" svg:height="0.568cm" svg:x="17.354cm" svg:y="19.248cm">
          <draw:text-box>
            <text:p text:style-name="P5"><text:span text:style-name="T5">que la</text:span></text:p>
          </draw:text-box>
        </draw:frame>
        <draw:frame draw:style-name="gr6" draw:text-style-name="P7" draw:layer="layout" svg:width="17.494cm" svg:height="0.568cm" svg:x="2.5cm" svg:y="19.758cm">
          <draw:text-box>
            <text:p text:style-name="P5"><text:span text:style-name="T5">précédente dans votre</text:span><text:span text:style-name="T8"> main()</text:span><text:span text:style-name="T5"> afin d’obtenir et d’afficher les résultats des quatre opérations</text:span></text:p>
          </draw:text-box>
        </draw:frame>
        <draw:frame draw:style-name="gr6" draw:text-style-name="P7" draw:layer="layout" svg:width="7.901cm" svg:height="0.568cm" svg:x="2.5cm" svg:y="20.267cm">
          <draw:text-box>
            <text:p text:style-name="P5"><text:span text:style-name="T5">suivantes manipulant les entiers</text:span><text:span text:style-name="T8"> a</text:span><text:span text:style-name="T5">,</text:span><text:span text:style-name="T8"> b</text:span><text:span text:style-name="T5"> et</text:span><text:span text:style-name="T8"> c</text:span><text:span text:style-name="T5">.</text:span></text:p>
          </draw:text-box>
        </draw:frame>
        <draw:frame draw:style-name="gr6" draw:text-style-name="P7" draw:layer="layout" svg:width="1.777cm" svg:height="0.568cm" svg:x="3.119cm" svg:y="20.777cm">
          <draw:text-box>
            <text:p text:style-name="P5"><text:span text:style-name="T5">—</text:span><text:span text:style-name="T8"> </text:span><text:span text:style-name="T8">a</text:span><text:span text:style-name="T12"> ×</text:span><text:span text:style-name="T8"> b</text:span><text:span text:style-name="T5"> ;</text:span></text:p>
          </draw:text-box>
        </draw:frame>
        <draw:frame draw:style-name="gr6" draw:text-style-name="P7" draw:layer="layout" svg:width="2.843cm" svg:height="0.568cm" svg:x="3.119cm" svg:y="21.286cm">
          <draw:text-box>
            <text:p text:style-name="P5"><text:span text:style-name="T5">—</text:span><text:span text:style-name="T8"> </text:span><text:span text:style-name="T8">a</text:span><text:span text:style-name="T12"> × (</text:span><text:span text:style-name="T8">b</text:span><text:span text:style-name="T12"> +</text:span><text:span text:style-name="T8"> c</text:span><text:span text:style-name="T12">)</text:span><text:span text:style-name="T5"> ;</text:span></text:p>
          </draw:text-box>
        </draw:frame>
        <draw:frame draw:style-name="gr6" draw:text-style-name="P7" draw:layer="layout" svg:width="2.514cm" svg:height="0.568cm" svg:x="3.119cm" svg:y="21.796cm">
          <draw:text-box>
            <text:p text:style-name="P5"><text:span text:style-name="T5">—</text:span><text:span text:style-name="T8"> </text:span><text:span text:style-name="T8">a</text:span><text:span text:style-name="T12"> ×</text:span><text:span text:style-name="T8"> b</text:span><text:span text:style-name="T12"> ×</text:span><text:span text:style-name="T8"> c</text:span><text:span text:style-name="T5"> ;</text:span></text:p>
          </draw:text-box>
        </draw:frame>
        <draw:frame draw:style-name="gr6" draw:text-style-name="P7" draw:layer="layout" svg:width="0.781cm" svg:height="0.568cm" svg:x="3.119cm" svg:y="22.306cm">
          <draw:text-box>
            <text:p text:style-name="P5"><text:span text:style-name="T5">—</text:span><text:span text:style-name="T8"> </text:span><text:span text:style-name="T8">a</text:span></text:p>
          </draw:text-box>
        </draw:frame>
        <draw:frame draw:style-name="gr9" draw:text-style-name="P10" draw:layer="layout" svg:width="0.28cm" svg:height="0.378cm" svg:x="3.956cm" svg:y="22.329cm">
          <draw:text-box>
            <text:p text:style-name="P5"><text:span text:style-name="T13">b</text:span></text:p>
          </draw:text-box>
        </draw:frame>
        <draw:frame draw:style-name="gr6" draw:text-style-name="P7" draw:layer="layout" svg:width="1.912cm" svg:height="0.568cm" svg:x="4.123cm" svg:y="22.306cm">
          <draw:text-box>
            <text:p text:style-name="P5"><text:span text:style-name="T5">, si</text:span><text:span text:style-name="T8"> b</text:span><text:span text:style-name="T12"> &gt;</text:span><text:span text:style-name="T5"> 0 ;</text:span></text:p>
          </draw:text-box>
        </draw:frame>
        <draw:frame draw:style-name="gr6" draw:text-style-name="P7" draw:layer="layout" svg:width="1.009cm" svg:height="0.568cm" svg:x="3.119cm" svg:y="22.815cm">
          <draw:text-box>
            <text:p text:style-name="P5"><text:span text:style-name="T5">—</text:span><text:span text:style-name="T8"> </text:span><text:span text:style-name="T8">a!</text:span><text:span text:style-name="T5">.</text:span></text:p>
          </draw:text-box>
        </draw:frame>
        <draw:frame draw:style-name="gr6" draw:text-style-name="P7" draw:layer="layout" svg:width="4.557cm" svg:height="0.568cm" svg:x="2.5cm" svg:y="23.597cm">
          <draw:text-box>
            <text:p text:style-name="P5"><text:span text:style-name="T11">Exercice 4.</text:span><text:span text:style-name="T2"> Mini et maxi</text:span></text:p>
          </draw:text-box>
        </draw:frame>
        <draw:frame draw:style-name="gr6" draw:text-style-name="P7" draw:layer="layout" svg:width="16.258cm" svg:height="0.568cm" svg:x="2.5cm" svg:y="24.107cm">
          <draw:text-box>
            <text:p text:style-name="P5"><text:span text:style-name="T5">Écrivez une fonction</text:span><text:span text:style-name="T8"> maximum()</text:span><text:span text:style-name="T5"> prenant deux entiers et retournant le plus grand des</text:span></text:p>
          </draw:text-box>
        </draw:frame>
        <draw:frame draw:style-name="gr6" draw:text-style-name="P7" draw:layer="layout" svg:width="16.711cm" svg:height="0.568cm" svg:x="2.5cm" svg:y="24.616cm">
          <draw:text-box>
            <text:p text:style-name="P5"><text:span text:style-name="T5">deux. Utilisez-la afin d’afficher les variables</text:span><text:span text:style-name="T8"> val1</text:span><text:span text:style-name="T5">,</text:span><text:span text:style-name="T8"> val2</text:span><text:span text:style-name="T5"> et</text:span><text:span text:style-name="T8"> val3</text:span><text:span text:style-name="T5"> de la plus grande à la plus</text:span></text:p>
          </draw:text-box>
        </draw:frame>
        <draw:frame draw:style-name="gr6" draw:text-style-name="P7" draw:layer="layout" svg:width="1.217cm" svg:height="0.568cm" svg:x="2.5cm" svg:y="25.126cm">
          <draw:text-box>
            <text:p text:style-name="P5"><text:span text:style-name="T5">petite.</text:span></text:p>
          </draw:text-box>
        </draw:frame>
        <draw:frame draw:style-name="gr6" draw:text-style-name="P7" draw:layer="layout" svg:width="7cm" svg:height="0.568cm" svg:x="2.5cm" svg:y="25.636cm">
          <draw:text-box>
            <text:p text:style-name="P5"><text:span text:style-name="T5">Écrivez une fonction</text:span><text:span text:style-name="T8"> minimum3()</text:span><text:span text:style-name="T5"> qui</text:span></text:p>
          </draw:text-box>
        </draw:frame>
        <draw:frame draw:style-name="gr6" draw:text-style-name="P7" draw:layer="layout" svg:width="9.095cm" svg:height="0.568cm" svg:x="9.575cm" svg:y="25.636cm">
          <draw:text-box>
            <text:p text:style-name="P5"><text:span text:style-name="T5">prend trois entiers en entrée et retourne la plus</text:span></text:p>
          </draw:text-box>
        </draw:frame>
        <draw:polygon draw:style-name="gr10" draw:text-style-name="P11" draw:layer="layout" svg:width="0.106cm" svg:height="0.635cm" svg:x="2.499cm" svg:y="27.746cm" svg:viewBox="0 0 107 636" draw:points="0,636 107,636 107,0 0,0">
          <text:p/>
        </draw:polygon>
        <draw:frame draw:style-name="gr6" draw:text-style-name="P7" draw:layer="layout" svg:width="16.398cm" svg:height="0.568cm" svg:x="2.5cm" svg:y="26.145cm">
          <draw:text-box>
            <text:p text:style-name="P5"><text:span text:style-name="T5">petite valeur. Intégrez-la à votre programme pour afficher la plus petite des variables.</text:span></text:p>
          </draw:text-box>
        </draw:frame>
        <draw:frame draw:style-name="gr6" draw:text-style-name="P7" draw:layer="layout" svg:width="0.421cm" svg:height="0.568cm" svg:x="2.743cm" svg:y="27.746cm">
          <draw:text-box>
            <text:p text:style-name="P5"><text:span text:style-name="T5">2</text:span></text:p>
          </draw:text-box>
        </draw:frame>
        <draw:frame draw:style-name="gr6" draw:text-style-name="P7" draw:layer="layout" svg:width="0.988cm" svg:height="0.568cm" svg:x="17.68cm" svg:y="27.746cm">
          <draw:text-box>
            <text:p text:style-name="P5"><text:span text:style-name="T10">esie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Mono12" svg:font-family="LMMono12"/>
    <style:font-face style:name="LMMono8" svg:font-family="LMMono8"/>
    <style:font-face style:name="LMMonoLt10" svg:font-family="LMMonoLt10"/>
    <style:font-face style:name="LMRoman12" svg:font-family="LMRoman12"/>
    <style:font-face style:name="LMRomanDemi10" svg:font-family="LMRomanDemi10"/>
    <style:font-face style:name="LMSans10" svg:font-family="LMSans10"/>
    <style:font-face style:name="LMSans12" svg:font-family="LMSans12"/>
    <style:font-face style:name="LMSans17" svg:font-family="LMSans17"/>
    <style:font-face style:name="MnSymbol" svg:font-family="M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7"/>
    <meta:generator>LibreOffice/5.4.1.2.0$Linux_X86_64 LibreOffice_project/40m0$Build-2</meta:generator>
  </office:meta>
</office:document-meta>
</file>